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o3" style:family="table">
      <style:table-properties style:width="12.749cm" style:rel-width="75%" table:align="center" style:may-break-between-rows="true" table:border-model="collapsing"/>
    </style:style>
    <style:style style:name="Tablo3.A" style:family="table-column">
      <style:table-column-properties style:column-width="1.593cm" style:rel-column-width="915*"/>
    </style:style>
    <style:style style:name="Tablo3.B" style:family="table-column">
      <style:table-column-properties style:column-width="1.595cm" style:rel-column-width="916*"/>
    </style:style>
    <style:style style:name="Tablo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o3.2" style:family="table-row">
      <style:table-row-properties fo:keep-together="auto"/>
    </style:style>
    <style:style style:name="Tablo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1" style:family="table">
      <style:table-properties style:width="12.749cm" style:rel-width="75%" table:align="center" style:may-break-between-rows="true" table:border-model="collapsing"/>
    </style:style>
    <style:style style:name="Tablo1.A" style:family="table-column">
      <style:table-column-properties style:column-width="5.498cm" style:rel-column-width="3117*"/>
    </style:style>
    <style:style style:name="Tablo1.B" style:family="table-column">
      <style:table-column-properties style:column-width="1.411cm" style:rel-column-width="800*"/>
    </style:style>
    <style:style style:name="Tablo1.C" style:family="table-column">
      <style:table-column-properties style:column-width="5.84cm" style:rel-column-width="3311*"/>
    </style:style>
    <style:style style:name="Tablo1.1" style:family="table-row">
      <style:table-row-properties style:min-row-height="0.499cm" fo:keep-together="auto"/>
    </style:style>
    <style:style style:name="Tablo1.A1" style:family="table-cell">
      <style:table-cell-properties fo:background-color="#b2b2b2" fo:padding="0cm" fo:border="0.75pt solid #666666" style:writing-mode="page">
        <style:background-image/>
      </style:table-cell-properties>
    </style:style>
    <style:style style:name="Tablo1.2" style:family="table-row">
      <style:table-row-properties fo:keep-together="auto"/>
    </style:style>
    <style:style style:name="Tablo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1.B2"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o1.3" style:family="table-row">
      <style:table-row-properties fo:keep-together="auto"/>
    </style:style>
    <style:style style:name="Tablo1.4" style:family="table-row">
      <style:table-row-properties fo:keep-together="auto"/>
    </style:style>
    <style:style style:name="Tablo1.5" style:family="table-row">
      <style:table-row-properties fo:keep-together="auto"/>
    </style:style>
    <style:style style:name="Tablo1.6" style:family="table-row">
      <style:table-row-properties fo:keep-together="auto"/>
    </style:style>
    <style:style style:name="Tablo1.7" style:family="table-row">
      <style:table-row-properties fo:keep-together="auto"/>
    </style:style>
    <style:style style:name="Tablo1.8" style:family="table-row">
      <style:table-row-properties fo:keep-together="auto"/>
    </style:style>
    <style:style style:name="Tablo1.9" style:family="table-row">
      <style:table-row-properties fo:keep-together="auto"/>
    </style:style>
    <style:style style:name="Tablo1.10" style:family="table-row">
      <style:table-row-properties fo:keep-together="auto"/>
    </style:style>
    <style:style style:name="Tablo1.11" style:family="table-row">
      <style:table-row-properties fo:keep-together="auto"/>
    </style:style>
    <style:style style:name="Tablo1.12" style:family="table-row">
      <style:table-row-properties fo:keep-together="auto"/>
    </style:style>
    <style:style style:name="Tablo1.13" style:family="table-row">
      <style:table-row-properties fo:keep-together="auto"/>
    </style:style>
    <style:style style:name="Tablo1.14" style:family="table-row">
      <style:table-row-properties fo:keep-together="auto"/>
    </style:style>
    <style:style style:name="Tablo1.15" style:family="table-row">
      <style:table-row-properties fo:keep-together="auto"/>
    </style:style>
    <style:style style:name="Tablo1.16" style:family="table-row">
      <style:table-row-properties fo:keep-together="auto"/>
    </style:style>
    <style:style style:name="Tablo1.17" style:family="table-row">
      <style:table-row-properties fo:keep-together="auto"/>
    </style:style>
    <style:style style:name="Tablo1.A17" style:family="table-cell">
      <style:table-cell-properties fo:background-color="transparent" fo:padding="0cm" fo:border="0.75pt solid #666666" style:writing-mode="page">
        <style:background-image/>
      </style:table-cell-properties>
    </style:style>
    <style:style style:name="Tablo1.B17" style:family="table-cell" style:data-style-name="N10000">
      <style:table-cell-properties fo:background-color="#eeeeee" fo:padding="0cm" fo:border="0.75pt solid #666666" style:writing-mode="page">
        <style:background-image/>
      </style:table-cell-properties>
    </style:style>
    <style:style style:name="Tablo1.C17" style:family="table-cell">
      <style:table-cell-properties fo:background-color="transparent" fo:padding="0cm" fo:border="0.75pt solid #666666" style:writing-mode="page">
        <style:background-image/>
      </style:table-cell-properties>
    </style:style>
    <style:style style:name="Tablo4" style:family="table">
      <style:table-properties style:width="17cm" table:align="margins"/>
    </style:style>
    <style:style style:name="Tablo4.A" style:family="table-column">
      <style:table-column-properties style:column-width="3.399cm" style:rel-column-width="13106*"/>
    </style:style>
    <style:style style:name="Tablo4.D" style:family="table-column">
      <style:table-column-properties style:column-width="3.401cm" style:rel-column-width="13109*"/>
    </style:style>
    <style:style style:name="Tablo4.E" style:family="table-column">
      <style:table-column-properties style:column-width="3.401cm" style:rel-column-width="13108*"/>
    </style:style>
    <style:style style:name="Tablo4.A1" style:family="table-cell">
      <style:table-cell-properties fo:padding="0.097cm" fo:border-left="0.5pt solid #000000" fo:border-right="none" fo:border-top="0.5pt solid #000000" fo:border-bottom="0.5pt solid #000000"/>
    </style:style>
    <style:style style:name="Tablo4.E1" style:family="table-cell">
      <style:table-cell-properties fo:padding="0.097cm" fo:border="0.5pt solid #000000"/>
    </style:style>
    <style:style style:name="Tablo4.A2" style:family="table-cell">
      <style:table-cell-properties fo:padding="0.097cm" fo:border-left="0.5pt solid #000000" fo:border-right="none" fo:border-top="none" fo:border-bottom="0.5pt solid #000000"/>
    </style:style>
    <style:style style:name="Tablo4.E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Heading_20_2">
      <style:paragraph-properties fo:text-align="center" style:justify-single-word="false"/>
      <style:text-properties fo:language="en" fo:country="US"/>
    </style:style>
    <style:style style:name="P3" style:family="paragraph" style:parent-style-name="Standard">
      <style:text-properties fo:language="en" fo:country="US" officeooo:rsid="00053a57" officeooo:paragraph-rsid="00053a57"/>
    </style:style>
    <style:style style:name="P4" style:family="paragraph" style:parent-style-name="Heading_20_3">
      <style:text-properties fo:language="en" fo:country="US"/>
    </style:style>
    <style:style style:name="P5" style:family="paragraph" style:parent-style-name="Text_20_body">
      <style:text-properties fo:language="en" fo:country="US" officeooo:rsid="00053a57" officeooo:paragraph-rsid="00053a57"/>
    </style:style>
    <style:style style:name="P6" style:family="paragraph" style:parent-style-name="Text_20_body">
      <style:text-properties fo:language="en" fo:country="US" officeooo:rsid="0017c575" officeooo:paragraph-rsid="0017c575"/>
    </style:style>
    <style:style style:name="P7" style:family="paragraph" style:parent-style-name="Text_20_body">
      <style:text-properties fo:language="en" fo:country="US" officeooo:rsid="001861fc" officeooo:paragraph-rsid="001861fc"/>
    </style:style>
    <style:style style:name="P8" style:family="paragraph" style:parent-style-name="Text_20_body" style:list-style-name="L1">
      <style:text-properties fo:language="en" fo:country="US" officeooo:rsid="001861fc" officeooo:paragraph-rsid="001861fc"/>
    </style:style>
    <style:style style:name="P9" style:family="paragraph" style:parent-style-name="Heading_20_2">
      <style:paragraph-properties fo:keep-with-next="always"/>
      <style:text-properties style:font-name="Liberation Sans" style:font-name-asian="Noto Sans CJK SC" style:font-name-complex="FreeSans1"/>
    </style:style>
    <style:style style:name="P10" style:family="paragraph" style:parent-style-name="Text_20_body">
      <style:text-properties fo:language="en" fo:country="US" officeooo:rsid="0010cb63" officeooo:paragraph-rsid="0010cb63"/>
    </style:style>
    <style:style style:name="P11" style:family="paragraph" style:parent-style-name="Text_20_body">
      <style:text-properties fo:language="en" fo:country="US" officeooo:rsid="001861fc" officeooo:paragraph-rsid="00057e76"/>
    </style:style>
    <style:style style:name="P12" style:family="paragraph" style:parent-style-name="Standard">
      <style:text-properties fo:language="en" fo:country="US" officeooo:rsid="001861fc" officeooo:paragraph-rsid="001861fc"/>
    </style:style>
    <style:style style:name="P13" style:family="paragraph" style:parent-style-name="Standard">
      <style:text-properties fo:language="en" fo:country="US" officeooo:rsid="000a6dde" officeooo:paragraph-rsid="000e7365"/>
    </style:style>
    <style:style style:name="P14" style:family="paragraph" style:parent-style-name="Standard">
      <style:text-properties fo:language="en" fo:country="US" officeooo:rsid="000e7365" officeooo:paragraph-rsid="000e7365"/>
    </style:style>
    <style:style style:name="P15" style:family="paragraph" style:parent-style-name="Standard" style:list-style-name="L2">
      <style:text-properties fo:language="en" fo:country="US" officeooo:rsid="001861fc" officeooo:paragraph-rsid="001861fc"/>
    </style:style>
    <style:style style:name="P16" style:family="paragraph" style:parent-style-name="Standard" style:list-style-name="L2">
      <style:text-properties fo:language="en" fo:country="US" officeooo:rsid="0018f48b" officeooo:paragraph-rsid="0018f48b"/>
    </style:style>
    <style:style style:name="P17" style:family="paragraph" style:parent-style-name="Standard" style:list-style-name="L3">
      <style:text-properties fo:language="en" fo:country="US" officeooo:rsid="000ebdab" officeooo:paragraph-rsid="000ebdab"/>
    </style:style>
    <style:style style:name="P18" style:family="paragraph" style:parent-style-name="Standard" style:list-style-name="L3">
      <style:text-properties fo:language="en" fo:country="US" officeooo:rsid="001861fc" officeooo:paragraph-rsid="001861fc"/>
    </style:style>
    <style:style style:name="P19" style:family="paragraph" style:parent-style-name="Heading_20_2">
      <style:text-properties officeooo:rsid="001861fc" officeooo:paragraph-rsid="001861fc"/>
    </style:style>
    <style:style style:name="P20" style:family="paragraph" style:parent-style-name="Text_20_body">
      <style:text-properties officeooo:rsid="000ebdab" officeooo:paragraph-rsid="000ebdab"/>
    </style:style>
    <style:style style:name="P21" style:family="paragraph" style:parent-style-name="Text_20_body" style:list-style-name="L4">
      <style:text-properties officeooo:rsid="000ebdab" officeooo:paragraph-rsid="000ebdab"/>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3d07"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0adb6"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bdab"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list-style-name="L4">
      <style:text-properties officeooo:rsid="0010adb6" officeooo:paragraph-rsid="0010adb6"/>
    </style:style>
    <style:style style:name="P28" style:family="paragraph" style:parent-style-name="Text_20_body" style:list-style-name="L4">
      <style:text-properties officeooo:rsid="0010cb63" officeooo:paragraph-rsid="0010cb63"/>
    </style:style>
    <style:style style:name="P29" style:family="paragraph" style:parent-style-name="Text_20_body">
      <style:text-properties officeooo:rsid="0010cb63" officeooo:paragraph-rsid="0010cb63"/>
    </style:style>
    <style:style style:name="P30" style:family="paragraph" style:parent-style-name="Heading_20_2">
      <style:paragraph-properties fo:keep-with-next="always"/>
      <style:text-properties style:font-name="Liberation Sans" officeooo:rsid="001a3d07" officeooo:paragraph-rsid="001a3d07" style:font-name-asian="Noto Sans CJK SC" style:font-name-complex="FreeSans1"/>
    </style:style>
    <style:style style:name="P31" style:family="paragraph" style:parent-style-name="Text_20_body">
      <style:text-properties officeooo:rsid="001df359" officeooo:paragraph-rsid="001df359"/>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7e76"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3d07"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497a" officeooo:paragraph-rsid="001c497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33ec"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text-properties officeooo:paragraph-rsid="001a3d07"/>
    </style:style>
    <style:style style:name="P37" style:family="paragraph" style:parent-style-name="Table_20_Contents">
      <style:text-properties officeooo:rsid="0010cb63" officeooo:paragraph-rsid="0010cb63"/>
    </style:style>
    <style:style style:name="P38" style:family="paragraph" style:parent-style-name="Table_20_Contents">
      <style:text-properties officeooo:rsid="001861fc" officeooo:paragraph-rsid="001861fc"/>
    </style:style>
    <style:style style:name="P39" style:family="paragraph" style:parent-style-name="Table_20_Contents">
      <style:paragraph-properties fo:margin-left="0cm" fo:margin-right="0cm" fo:text-indent="0cm" style:auto-text-indent="false"/>
      <style:text-properties style:font-name="monospace" fo:font-size="8pt"/>
    </style:style>
    <style:style style:name="P40" style:family="paragraph" style:parent-style-name="Table_20_Contents">
      <style:paragraph-properties fo:margin-left="0cm" fo:margin-right="0cm" fo:text-indent="0cm" style:auto-text-indent="false"/>
      <style:text-properties style:font-name="monospace" fo:font-size="8pt" officeooo:paragraph-rsid="001e711e"/>
    </style:style>
    <style:style style:name="P41" style:family="paragraph" style:parent-style-name="Text_20_body" style:list-style-name="L5">
      <style:text-properties officeooo:rsid="001f00c8" officeooo:paragraph-rsid="001f00c8"/>
    </style:style>
    <style:style style:name="P42" style:family="paragraph" style:parent-style-name="Text_20_body" style:list-style-name="L6">
      <style:text-properties officeooo:rsid="001f00c8" officeooo:paragraph-rsid="001f00c8"/>
    </style:style>
    <style:style style:name="P43" style:family="paragraph" style:parent-style-name="Heading_20_4">
      <style:text-properties officeooo:paragraph-rsid="0018f48b"/>
    </style:style>
    <style:style style:name="P44" style:family="paragraph" style:parent-style-name="Text_20_body" style:list-style-name="L6">
      <style:text-properties officeooo:rsid="0018f48b" officeooo:paragraph-rsid="0018f48b"/>
    </style:style>
    <style:style style:name="P45" style:family="paragraph" style:parent-style-name="Text_20_body" style:list-style-name="L6">
      <style:text-properties officeooo:rsid="00154560" officeooo:paragraph-rsid="0018f48b"/>
    </style:style>
    <style:style style:name="P46" style:family="paragraph" style:parent-style-name="Text_20_body" style:list-style-name="L6">
      <style:text-properties officeooo:rsid="001a1cc2" officeooo:paragraph-rsid="001a1cc2"/>
    </style:style>
    <style:style style:name="T1" style:family="text">
      <style:text-properties officeooo:rsid="0017c575"/>
    </style:style>
    <style:style style:name="T2" style:family="text">
      <style:text-properties officeooo:rsid="001861fc"/>
    </style:style>
    <style:style style:name="T3" style:family="text">
      <style:text-properties style:text-position="super 58%"/>
    </style:style>
    <style:style style:name="T4" style:family="text">
      <style:text-properties officeooo:rsid="000ebdab"/>
    </style:style>
    <style:style style:name="T5" style:family="text">
      <style:text-properties officeooo:rsid="0010adb6"/>
    </style:style>
    <style:style style:name="T6" style:family="text">
      <style:text-properties officeooo:rsid="001e283f"/>
    </style:style>
    <style:style style:name="T7" style:family="text">
      <style:text-properties officeooo:rsid="001a3d07"/>
    </style:style>
    <style:style style:name="T8" style:family="text">
      <style:text-properties officeooo:rsid="0018f48b"/>
    </style:style>
    <style:style style:name="T9" style:family="text">
      <style:text-properties officeooo:rsid="0010cb63"/>
    </style:style>
    <style:style style:name="T10" style:family="text">
      <style:text-properties style:font-name="Liberation Sans" officeooo:rsid="001a3d07" style:font-name-asian="Noto Sans CJK SC" style:font-name-complex="FreeSans1"/>
    </style:style>
    <style:style style:name="T11" style:family="text">
      <style:text-properties style:font-name="Liberation Sans" style:font-name-asian="Noto Sans CJK SC" style:font-name-complex="FreeSans1"/>
    </style:style>
    <style:style style:name="T12" style:family="text">
      <style:text-properties officeooo:rsid="00154560"/>
    </style:style>
    <style:style style:name="T13" style:family="text">
      <style:text-properties fo:color="#000000" loext:opacity="100%" fo:background-color="#ffffff" loext:char-shading-value="0"/>
    </style:style>
    <style:style style:name="T14" style:family="text">
      <style:text-properties officeooo:rsid="001e711e"/>
    </style:style>
    <style:style style:name="T15" style:family="text">
      <style:text-properties officeooo:rsid="001f00c8"/>
    </style:style>
    <style:style style:name="T16" style:family="text">
      <style:text-properties officeooo:rsid="001fb0b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luxion <text:span text:style-name="T1">2</text:span> Standard</text:h>
      <text:h text:style-name="P2" text:outline-level="2">by haltroy</text:h>
      <text:p text:style-name="P3"/>
      <text:h text:style-name="P4" text:outline-level="3">Introduction</text:h>
      <text:p text:style-name="P5"><text:span text:style-name="T1">The Fluxion 1 Standard was really great at storing information efficiently. </text:span><text:span text:style-name="T2">We highly recommend reading the 1.0 Standard first before reading this.</text:span><text:span text:style-name="T1"> Fluxion 2 also uses the same format with adjustments to make it more smaller. One of those improvements is data redundancy. Fluxion 2 analyzes data before writing to avoid duplication of data while written. The other improvement is that Fluxion 2 uses Var-Int method for supported numbers (short, ushort, char, int, uint, long and ulong) to save even more space. The method is tweaked into accounting negative values on signed integer numbers (short, int and long).</text:span></text:p>
      <text:p text:style-name="P6">While writing to a file (or a Stream), Fluxion 2 analyzes the nodes, writes the node tree start position and writes the data (Name and Value) itself while marking the start positions of each data. Then it writes the node tree with positions of each data.</text:p>
      <text:p text:style-name="P6">While reading, it reads to the node tree start position and jumps over to the node tree. Then read each node tree and gets position of data then jumps to that position to read the data and jumps back to the node tree position until there’s no node to read. All these position and length of data are stored as Var-Int encoded 64-bit integers (long) to save space. <text:span text:style-name="T2">This optimizations alaso apply to attributes.</text:span></text:p>
      <text:p text:style-name="P7">These improvements allow Fluxion 2 to have smaller notation, meaning as long as the added content is similar to before (either on Name or Value or both), that added content will be even more smaller than the previous content.</text:p>
      <text:p text:style-name="P7">A Fluxion file written with version 2 has these sections:</text:p>
      <text:list text:style-name="L1">
        <text:list-item>
          <text:p text:style-name="P8">The Header Section: Contains information about the Fluxion file (FLX section, Fluxion version, Encoding information).</text:p>
        </text:list-item>
        <text:list-item>
          <text:p text:style-name="P8">The Data Section: This is where all of the node/attribute name and values are stored in. If it is a byte array or a string, it contains a Var-Int encoded 64-bit integer first to tell that data’s length then the data itself. Numbers are also stored here as well. The null and boolean types are not stored here since their information are defined as data types due to their simplicity.</text:p>
        </text:list-item>
        <text:list-item>
          <text:p text:style-name="P8">The Node Tree: This is where all nodes are stored with their information. </text:p>
        </text:list-item>
      </text:list>
      <text:h text:style-name="P9" text:outline-level="2">Nodes and Attributes</text:h>
      <text:p text:style-name="P10">A Fluxion node is the heart of this operation. It can support different types of data and sub-nodes of itself. A Fluxion node can also have attributes which also can have different types but not sub-attributes or sub-nodes.</text:p>
      <text:p text:style-name="P10"/>
      <text:p text:style-name="P10"/>
      <text:p text:style-name="P10"><text:soft-page-break/></text:p>
      <text:p text:style-name="P10"/>
      <text:p text:style-name="P10"/>
      <text:p text:style-name="P10"/>
      <text:p text:style-name="P10"/>
      <text:p text:style-name="P10"/>
      <text:h text:style-name="Heading_20_2" text:outline-level="2">Data Types</text:h>
      <text:p text:style-name="P11">There’s no difference on data types on Fluxion 2 compared to Fluxion 1.</text:p>
      <text:h text:style-name="Heading_20_2" text:outline-level="2">Encoding</text:h>
      <text:p text:style-name="P12">There’s no difference on text encoding support on Fluxion 2 comapred to Fluxion 1.</text:p>
      <text:p text:style-name="P13"/>
      <text:h text:style-name="Heading_20_2" text:outline-level="2">Variable-Length <text:span text:style-name="T2">(or Var-Int)</text:span> Encoding</text:h>
      <text:p text:style-name="P14">Sometimes Fluxion has to store a<text:span text:style-name="T2">n</text:span> integer to determine the size of the name, the count of children/attributes or the size of the value. <text:span text:style-name="T2">As example, </text:span>32-bit integers costs 4 bytes and most of the time the other 3 bytes are just zeros. Instead of encoding the 4 bytes as it is, we use Variable-Length encoding to encode that 32-bit integer number. We check the 7<text:span text:style-name="T3">th</text:span> (starts from zero) bit to determine if we should stop reading the next bits. If the 7<text:span text:style-name="T3">th</text:span> bit is set, we stop reading any bits for the integer and we continue adding the next byte into our integer until we find that byte with 7<text:span text:style-name="T3">th</text:span> bit set.</text:p>
      <text:p text:style-name="P14"/>
      <text:p text:style-name="P12">This encodingmethod is used on:</text:p>
      <text:list text:style-name="L2">
        <text:list-item>
          <text:p text:style-name="P15">Values (16-bit un/signed integer “ushort, short”, character “char”, 32-bit un/signed integer “uint, int”, 64-bit un/signed integer “ulong, long”)</text:p>
        </text:list-item>
        <text:list-item>
          <text:p text:style-name="P15">Node Tree Start Position (64-bit signed integer “long”)</text:p>
        </text:list-item>
        <text:list-item>
          <text:p text:style-name="P15">Position of Name and Value on each node/attribute (64-bit signed integer “long”)</text:p>
        </text:list-item>
        <text:list-item>
          <text:p text:style-name="P16">Node Attribute and Children Count (32-bit integer “int”)</text:p>
        </text:list-item>
      </text:list>
      <text:h text:style-name="Heading_20_2" text:outline-level="2">Header</text:h>
      <text:p text:style-name="P14">A Fluxion file’s header features these <text:span text:style-name="T4">(in order)</text:span>:</text:p>
      <text:list text:style-name="L3">
        <text:list-item>
          <text:p text:style-name="P17">The FLX mark: The first 3 bytes to determine if the file is a Fluxion file. <text:span text:style-name="T5">These bytes are (in order) 0x46, 0x4C and 0x58.</text:span></text:p>
        </text:list-item>
        <text:list-item>
          <text:p text:style-name="P17">The Version Byte: A single byte representing the version of Fluxion that used to create this file.</text:p>
        </text:list-item>
        <text:list-item>
          <text:p text:style-name="P17">Encoding Byte: A single byte representing the Encoding (see table above) used for strings and names of each node/attribute.</text:p>
        </text:list-item>
        <text:list-item>
          <text:p text:style-name="P18">Node Tree Start Position: Determines where the node tree starts in the stream.</text:p>
        </text:list-item>
      </text:list>
      <text:h text:style-name="P19" text:outline-level="2">Node Tree</text:h>
      <text:p text:style-name="P20">Fluxion encodes the data in this order for each node after encoding the header:</text:p>
      <text:list text:style-name="L4">
        <text:list-item>
          <text:p text:style-name="P21">Value type and flags: This single byte determines the flags and the value types (see table above) about a single node. The first 4 bytes (ranging from 0 to 15) are used for the value types and the other 4 bytes are used for flags. The first flag determines if the node/attribute <text:soft-page-break/>has a name, the second flag determines if this node has <text:span text:style-name="T5">children</text:span> and the third flag determines if the node has <text:span text:style-name="T5">attributes</text:span>. The last flag is <text:span text:style-name="T6">called “unique flag” and used if a number is negative (so the signed integer can be encoded with Variable-Length encoding) or empty (so we don’t have to store any zeros or seek to read zero value)</text:span>. Here’s a schema about this byte:<text:line-break/></text:p>
        </text:list-item>
      </text:list>
      <table:table table:name="Tablo3" table:style-name="Tablo3" table:template-name="Elegant">
        <table:table-column table:style-name="Tablo3.A"/>
        <table:table-column table:style-name="Tablo3.B"/>
        <table:table-column table:style-name="Tablo3.A"/>
        <table:table-column table:style-name="Tablo3.B"/>
        <table:table-column table:style-name="Tablo3.A"/>
        <table:table-column table:style-name="Tablo3.B"/>
        <table:table-column table:style-name="Tablo3.A"/>
        <table:table-column table:style-name="Tablo3.B"/>
        <table:table-row>
          <table:table-cell table:style-name="Tablo3.A1" office:value-type="string">
            <text:p text:style-name="P22">1</text:p>
          </table:table-cell>
          <table:table-cell table:style-name="Tablo3.A1" office:value-type="string">
            <text:p text:style-name="P23">1</text:p>
          </table:table-cell>
          <table:table-cell table:style-name="Tablo3.A1" office:value-type="string">
            <text:p text:style-name="P23">1</text:p>
          </table:table-cell>
          <table:table-cell table:style-name="Tablo3.A1" office:value-type="string">
            <text:p text:style-name="P24">1</text:p>
          </table:table-cell>
          <table:table-cell table:style-name="Tablo3.A1" office:value-type="string">
            <text:p text:style-name="P23">1</text:p>
          </table:table-cell>
          <table:table-cell table:style-name="Tablo3.A1" office:value-type="string">
            <text:p text:style-name="P23">1</text:p>
          </table:table-cell>
          <table:table-cell table:style-name="Tablo3.A1" office:value-type="string">
            <text:p text:style-name="P23">1</text:p>
          </table:table-cell>
          <table:table-cell table:style-name="Tablo3.A1" office:value-type="string">
            <text:p text:style-name="P23">1</text:p>
          </table:table-cell>
        </table:table-row>
        <table:table-row table:style-name="Tablo3.2">
          <table:table-cell table:style-name="Tablo3.A2" office:value-type="string">
            <text:p text:style-name="P25"><text:span text:style-name="T7">Unique</text:span> Flag</text:p>
          </table:table-cell>
          <table:table-cell table:style-name="Tablo3.A2" office:value-type="string">
            <text:p text:style-name="P26">No Attribute Flag</text:p>
          </table:table-cell>
          <table:table-cell table:style-name="Tablo3.A2" office:value-type="string">
            <text:p text:style-name="P25">No Children Flag</text:p>
          </table:table-cell>
          <table:table-cell table:style-name="Tablo3.A2" office:value-type="string">
            <text:p text:style-name="P25">Has Name Flag</text:p>
          </table:table-cell>
          <table:table-cell table:style-name="Tablo3.A2" table:number-columns-spanned="4" office:value-type="string">
            <text:p text:style-name="P25">Value Type</text:p>
          </table:table-cell>
          <table:covered-table-cell/>
          <table:covered-table-cell/>
          <table:covered-table-cell/>
        </table:table-row>
      </table:table>
      <text:list text:continue-numbering="true" text:style-name="L4">
        <text:list-item>
          <text:p text:style-name="P27">If the node has children (determined by the “No Children Flag” before), we encode the children count (a 32-bit integer number) with Var<text:span text:style-name="T8">i</text:span>able-length encoding here.</text:p>
        </text:list-item>
        <text:list-item>
          <text:p text:style-name="P27">If the node has a name (determined by the “Has Name Flag” before), we first get the 3<text:span text:style-name="T8">64</text:span>bit integer using the Variable-Length encoding method to get the <text:span text:style-name="T8">position</text:span> of the name and then we read the name <text:span text:style-name="T8">from that position in the stream using Variable-length encoded size and then the actual data.</text:span></text:p>
        </text:list-item>
        <text:list-item>
          <text:p text:style-name="P27">We read the value of the node. If the node is a byte array or string, we first read the <text:span text:style-name="T8">position </text:span>(<text:span text:style-name="T8">64</text:span>-bit integer) of the said byte array or string using the Variable-Length encoding and <text:span text:style-name="T8">get to the position then read the value</text:span>. <text:span text:style-name="T8">I</text:span>f the value is string, we convert the read bytes into string using the encoding mentioned in the header.</text:p>
        </text:list-item>
        <text:list-item>
          <text:p text:style-name="P27">If the node has attributes, first we read the <text:span text:style-name="T9">length (32-bit integer) of the attributes list using Variable-length encoding and then we repeat the steps 1, 3 and 4 for each attribute.</text:span></text:p>
        </text:list-item>
        <text:list-item>
          <text:p text:style-name="P28">If our node has children, we continue reading the stream <text:span text:style-name="T8">adding new nodes as children to our node</text:span>.</text:p>
        </text:list-item>
      </text:list>
      <text:p text:style-name="P29"/>
      <text:h text:style-name="P30" text:outline-level="2">Unique Flag</text:h>
      <text:p text:style-name="P31"><text:span text:style-name="T10">T</text:span><text:span text:style-name="T11">he unique flag changes data types to other values or determines if it is empty or zero. This table shows what data type changes to if the unique flag is set:</text:span></text:p>
      <table:table table:name="Tablo1" table:style-name="Tablo1" table:template-name="Simple Grid Columns">
        <table:table-column table:style-name="Tablo1.A"/>
        <table:table-column table:style-name="Tablo1.B"/>
        <table:table-column table:style-name="Tablo1.C"/>
        <table:table-row table:style-name="Tablo1.1">
          <table:table-cell table:style-name="Tablo1.A1" office:value-type="string">
            <text:p text:style-name="P32">Data Type</text:p>
          </table:table-cell>
          <table:table-cell table:style-name="Tablo1.A1" office:value-type="string">
            <text:p text:style-name="P32">ID</text:p>
          </table:table-cell>
          <table:table-cell table:style-name="Tablo1.A1" office:value-type="string">
            <text:p text:style-name="P33"><text:span text:style-name="T6">If </text:span>Unique Flag set</text:p>
          </table:table-cell>
        </table:table-row>
        <table:table-row table:style-name="Tablo1.2">
          <table:table-cell table:style-name="Tablo1.A2" office:value-type="string">
            <text:p text:style-name="P32">Null</text:p>
          </table:table-cell>
          <table:table-cell table:style-name="Tablo1.B2" office:value-type="float" office:value="0">
            <text:p text:style-name="P32">0</text:p>
          </table:table-cell>
          <table:table-cell table:style-name="Tablo1.A2" office:value-type="string">
            <text:p text:style-name="P34">16-bit Integer Zero</text:p>
          </table:table-cell>
        </table:table-row>
        <table:table-row table:style-name="Tablo1.3">
          <table:table-cell table:style-name="Tablo1.A2" office:value-type="string">
            <text:p text:style-name="P32">Boolean (True state)</text:p>
          </table:table-cell>
          <table:table-cell table:style-name="Tablo1.B2" office:value-type="float" office:value="1">
            <text:p text:style-name="P32">1</text:p>
          </table:table-cell>
          <table:table-cell table:style-name="Tablo1.A2" office:value-type="string">
            <text:p text:style-name="P34">32-bit Integer Zero</text:p>
          </table:table-cell>
        </table:table-row>
        <table:table-row table:style-name="Tablo1.4">
          <table:table-cell table:style-name="Tablo1.A2" office:value-type="string">
            <text:p text:style-name="P32">Boolean (False state)</text:p>
          </table:table-cell>
          <table:table-cell table:style-name="Tablo1.B2" office:value-type="float" office:value="2">
            <text:p text:style-name="P32">2</text:p>
          </table:table-cell>
          <table:table-cell table:style-name="Tablo1.A2" office:value-type="string">
            <text:p text:style-name="P34">64-bit Integer Zero</text:p>
          </table:table-cell>
        </table:table-row>
        <table:table-row table:style-name="Tablo1.5">
          <table:table-cell table:style-name="Tablo1.A2" office:value-type="string">
            <text:p text:style-name="P35">Byte</text:p>
          </table:table-cell>
          <table:table-cell table:style-name="Tablo1.B2" office:value-type="float" office:value="3">
            <text:p text:style-name="P35">3</text:p>
          </table:table-cell>
          <table:table-cell table:style-name="Tablo1.A2" office:value-type="string">
            <text:p text:style-name="P34">Zero</text:p>
          </table:table-cell>
        </table:table-row>
        <table:table-row table:style-name="Tablo1.6">
          <table:table-cell table:style-name="Tablo1.A2" office:value-type="string">
            <text:p text:style-name="P35">Signed Byte</text:p>
          </table:table-cell>
          <table:table-cell table:style-name="Tablo1.B2" office:value-type="float" office:value="4">
            <text:p text:style-name="P35">4</text:p>
          </table:table-cell>
          <table:table-cell table:style-name="Tablo1.A2" office:value-type="string">
            <text:p text:style-name="P34">Zero</text:p>
          </table:table-cell>
        </table:table-row>
        <table:table-row table:style-name="Tablo1.7">
          <table:table-cell table:style-name="Tablo1.A2" office:value-type="string">
            <text:p text:style-name="P35">16-bit Character</text:p>
          </table:table-cell>
          <table:table-cell table:style-name="Tablo1.B2" office:value-type="float" office:value="5">
            <text:p text:style-name="P35">5</text:p>
          </table:table-cell>
          <table:table-cell table:style-name="Tablo1.A2" office:value-type="string">
            <text:p text:style-name="P34">\0</text:p>
          </table:table-cell>
        </table:table-row>
        <table:table-row table:style-name="Tablo1.8">
          <table:table-cell table:style-name="Tablo1.A2" office:value-type="string">
            <text:p text:style-name="P35">16-bit Integer</text:p>
          </table:table-cell>
          <table:table-cell table:style-name="Tablo1.B2" office:value-type="float" office:value="6">
            <text:p text:style-name="P35">6</text:p>
          </table:table-cell>
          <table:table-cell table:style-name="Tablo1.A2" office:value-type="string">
            <text:p text:style-name="P33">Negative Value</text:p>
          </table:table-cell>
        </table:table-row>
        <table:table-row table:style-name="Tablo1.9">
          <table:table-cell table:style-name="Tablo1.A2" office:value-type="string">
            <text:p text:style-name="P35">16-bit Unsigned Integer</text:p>
          </table:table-cell>
          <table:table-cell table:style-name="Tablo1.B2" office:value-type="float" office:value="7">
            <text:p text:style-name="P35">7</text:p>
          </table:table-cell>
          <table:table-cell table:style-name="Tablo1.A2" office:value-type="string">
            <text:p text:style-name="P34">Zero</text:p>
          </table:table-cell>
        </table:table-row>
        <table:table-row table:style-name="Tablo1.10">
          <table:table-cell table:style-name="Tablo1.A2" office:value-type="string">
            <text:p text:style-name="P35">32-bit Integer</text:p>
          </table:table-cell>
          <table:table-cell table:style-name="Tablo1.B2" office:value-type="float" office:value="8">
            <text:p text:style-name="P35">8</text:p>
          </table:table-cell>
          <table:table-cell table:style-name="Tablo1.A2" office:value-type="string">
            <text:p text:style-name="P33">Negative Value</text:p>
          </table:table-cell>
        </table:table-row>
        <table:table-row table:style-name="Tablo1.11">
          <table:table-cell table:style-name="Tablo1.A2" office:value-type="string">
            <text:p text:style-name="P35">32-bit Unsigned Integer</text:p>
          </table:table-cell>
          <table:table-cell table:style-name="Tablo1.B2" office:value-type="float" office:value="9">
            <text:p text:style-name="P35">9</text:p>
          </table:table-cell>
          <table:table-cell table:style-name="Tablo1.A2" office:value-type="string">
            <text:p text:style-name="P34">Zero</text:p>
          </table:table-cell>
        </table:table-row>
        <table:table-row table:style-name="Tablo1.12">
          <table:table-cell table:style-name="Tablo1.A2" office:value-type="string">
            <text:p text:style-name="P35">64-bit Integer</text:p>
          </table:table-cell>
          <table:table-cell table:style-name="Tablo1.B2" office:value-type="float" office:value="10">
            <text:p text:style-name="P35">10</text:p>
          </table:table-cell>
          <table:table-cell table:style-name="Tablo1.A2" office:value-type="string">
            <text:p text:style-name="P33">Negative Value</text:p>
          </table:table-cell>
        </table:table-row>
        <table:table-row table:style-name="Tablo1.13">
          <table:table-cell table:style-name="Tablo1.A2" office:value-type="string">
            <text:p text:style-name="P35">64-bit Unsigned Integer</text:p>
          </table:table-cell>
          <table:table-cell table:style-name="Tablo1.B2" office:value-type="float" office:value="11">
            <text:p text:style-name="P35">11</text:p>
          </table:table-cell>
          <table:table-cell table:style-name="Tablo1.A2" office:value-type="string">
            <text:p text:style-name="P34">Zero</text:p>
          </table:table-cell>
        </table:table-row>
        <table:table-row table:style-name="Tablo1.14">
          <table:table-cell table:style-name="Tablo1.A2" office:value-type="string">
            <text:p text:style-name="P35">Float</text:p>
          </table:table-cell>
          <table:table-cell table:style-name="Tablo1.B2" office:value-type="float" office:value="12">
            <text:p text:style-name="P35">12</text:p>
          </table:table-cell>
          <table:table-cell table:style-name="Tablo1.A2" office:value-type="string">
            <text:p text:style-name="P34">Zero</text:p>
          </table:table-cell>
        </table:table-row>
        <text:soft-page-break/>
        <table:table-row table:style-name="Tablo1.15">
          <table:table-cell table:style-name="Tablo1.A2" office:value-type="string">
            <text:p text:style-name="P35">Double</text:p>
          </table:table-cell>
          <table:table-cell table:style-name="Tablo1.B2" office:value-type="float" office:value="13">
            <text:p text:style-name="P35">13</text:p>
          </table:table-cell>
          <table:table-cell table:style-name="Tablo1.A2" office:value-type="string">
            <text:p text:style-name="P34">Zero</text:p>
          </table:table-cell>
        </table:table-row>
        <table:table-row table:style-name="Tablo1.16">
          <table:table-cell table:style-name="Tablo1.A2" office:value-type="string">
            <text:p text:style-name="P35">String</text:p>
          </table:table-cell>
          <table:table-cell table:style-name="Tablo1.B2" office:value-type="float" office:value="14">
            <text:p text:style-name="P35">14</text:p>
          </table:table-cell>
          <table:table-cell table:style-name="Tablo1.A2" office:value-type="string">
            <text:p text:style-name="P33">Empty String</text:p>
          </table:table-cell>
        </table:table-row>
        <table:table-row table:style-name="Tablo1.17">
          <table:table-cell table:style-name="Tablo1.A17" office:value-type="string">
            <text:p text:style-name="P35">Byte Array</text:p>
          </table:table-cell>
          <table:table-cell table:style-name="Tablo1.B17" office:value-type="float" office:value="15">
            <text:p text:style-name="P35">15</text:p>
          </table:table-cell>
          <table:table-cell table:style-name="Tablo1.C17" office:value-type="string">
            <text:p text:style-name="P33">Empty Byte Array</text:p>
          </table:table-cell>
        </table:table-row>
      </table:table>
      <text:p text:style-name="P36"><text:span text:style-name="T10"/></text:p>
      <text:h text:style-name="P9" text:outline-level="2">Difference</text:h>
      <text:p text:style-name="P29">With these differences, Fluxion can hold the exact same information better than its competitors. Here’s a visualization of them <text:span text:style-name="T12">(viewed from a text editor)</text:span> in this table:</text:p>
      <table:table table:name="Tablo4" table:style-name="Tablo4">
        <table:table-column table:style-name="Tablo4.A" table:number-columns-repeated="3"/>
        <table:table-column table:style-name="Tablo4.D"/>
        <table:table-column table:style-name="Tablo4.E"/>
        <table:table-row>
          <table:table-cell table:style-name="Tablo4.A1" office:value-type="string">
            <text:p text:style-name="P37">XML</text:p>
          </table:table-cell>
          <table:table-cell table:style-name="Tablo4.A1" office:value-type="string">
            <text:p text:style-name="P37">JSON</text:p>
          </table:table-cell>
          <table:table-cell table:style-name="Tablo4.A1" office:value-type="string">
            <text:p text:style-name="P37">YML</text:p>
          </table:table-cell>
          <table:table-cell table:style-name="Tablo4.A1" office:value-type="string">
            <text:p text:style-name="P37">Fluxion <text:span text:style-name="T2">1</text:span></text:p>
          </table:table-cell>
          <table:table-cell table:style-name="Tablo4.E1" office:value-type="string">
            <text:p text:style-name="P38">Fluxion 2</text:p>
          </table:table-cell>
        </table:table-row>
        <table:table-row>
          <table:table-cell table:style-name="Tablo4.A2" office:value-type="string">
            <text:p text:style-name="P39"><text:span text:style-name="T13">&lt;?xml version="1.0" encoding="utf-8" ?&gt;&lt;root&gt;&lt;User Value="mike" Age="35"&gt;&lt;User Value="jeremy" Age="10" /&gt;&lt;/User&gt;&lt;/root&gt;</text:span><text:line-break/><text:line-break/></text:p>
          </table:table-cell>
          <table:table-cell table:style-name="Tablo4.A2" office:value-type="string">
            <text:p text:style-name="P39"><text:span text:style-name="T13">{"user":{"name":"mike","age":35,"children":[{"user":{"name":"jeremy","age":10}}]}}</text:span><text:line-break/><text:line-break/></text:p>
          </table:table-cell>
          <table:table-cell table:style-name="Tablo4.A2" office:value-type="string">
            <text:p text:style-name="P39"><text:span text:style-name="T13">user:  </text:span><text:line-break/> name: mike  <text:line-break/> age: 35  <text:line-break/> children:  <text:line-break/> - user:  <text:line-break/>     name: jeremy  <text:line-break/>     age: 10 <text:line-break/><text:line-break/></text:p>
          </table:table-cell>
          <table:table-cell table:style-name="Tablo4.A2" office:value-type="string">
            <text:p text:style-name="P39"><text:span text:style-name="T13">FLXP </text:span><text:line-break/>MyRootNodeUsermike▒Age#&gt;Userjeremy▒Age <text:line-break/><text:line-break/><text:line-break/></text:p>
          </table:table-cell>
          <table:table-cell table:style-name="Tablo4.E2" office:value-type="string">
            <text:p text:style-name="P40">FLX#<text:span text:style-name="T14">( </text:span></text:p>
            <text:p text:style-name="P40">MyRootNode#User#mike#Age##jeremy</text:p>
            <text:p text:style-name="P39">P##########&gt;# ###'</text:p>
          </table:table-cell>
        </table:table-row>
        <table:table-row>
          <table:table-cell table:style-name="Tablo4.A2" office:value-type="string">
            <text:p text:style-name="P37">119 bytes</text:p>
          </table:table-cell>
          <table:table-cell table:style-name="Tablo4.A2" office:value-type="string">
            <text:p text:style-name="P37">82 bytes</text:p>
          </table:table-cell>
          <table:table-cell table:style-name="Tablo4.A2" office:value-type="string">
            <text:p text:style-name="P37">91 bytes</text:p>
          </table:table-cell>
          <table:table-cell table:style-name="Tablo4.A2" office:value-type="string">
            <text:p text:style-name="P37">63 bytes</text:p>
          </table:table-cell>
          <table:table-cell table:style-name="Tablo4.E2" office:value-type="string">
            <text:p text:style-name="P38">58 bytes</text:p>
          </table:table-cell>
        </table:table-row>
      </table:table>
      <text:p text:style-name="P29"/>
      <text:h text:style-name="Heading_20_4" text:outline-level="4">General Disadvantages of Fluxion:</text:h>
      <text:list text:style-name="L5">
        <text:list-item>
          <text:p text:style-name="P41">Same as 1.0 standard.</text:p>
        </text:list-item>
      </text:list>
      <text:h text:style-name="Heading_20_4" text:outline-level="4">Advantages of Fluxion:</text:h>
      <text:list xml:id="list556325529" text:style-name="L6">
        <text:list-item>
          <text:p text:style-name="P42">Same as 1.0 Standard.</text:p>
        </text:list-item>
      </text:list>
      <text:h text:style-name="P43" text:outline-level="4" text:is-list-header="true">General Disadvantages of Fluxion <text:span text:style-name="T8">2 compared to Fluxion 1</text:span>:</text:h>
      <text:list xml:id="list130118995318874" text:continue-numbering="true" text:style-name="L6">
        <text:list-item>
          <text:p text:style-name="P44">Slightly more memory allocation since there’s an analysis stage.</text:p>
        </text:list-item>
        <text:list-item>
          <text:p text:style-name="P44">Slightly takes more time to write files since there’s an analysis stage.</text:p>
        </text:list-item>
        <text:list-item>
          <text:p text:style-name="P44">Reading might be slower than before <text:span text:style-name="T15">on streams that take some time to seek (ex. </text:span><text:span text:style-name="T16">c</text:span><text:span text:style-name="T15">ompression </text:span><text:span text:style-name="T16">algorithm </text:span><text:span text:style-name="T15">streams)</text:span>. Or not be possible on streams that do not support seeking <text:span text:style-name="T15">(ex. </text:span><text:span text:style-name="T16">s</text:span><text:span text:style-name="T15">ome network streams and pipe streams)</text:span>.</text:p>
        </text:list-item>
      </text:list>
      <text:h text:style-name="P43" text:outline-level="4" text:is-list-header="true">Advantages of Fluxion <text:span text:style-name="T8">2 compared to Fluxion 1</text:span>:</text:h>
      <text:list text:continue-numbering="true" text:style-name="L6">
        <text:list-item>
          <text:p text:style-name="P45">Way smaller file size.</text:p>
        </text:list-item>
        <text:list-item>
          <text:p text:style-name="P44">Data and Tree are now separated.</text:p>
        </text:list-item>
        <text:list-item>
          <text:p text:style-name="P44">New data might be more smaller when added.</text:p>
        </text:list-item>
        <text:list-item>
          <text:p text:style-name="P46">Less space on values mentioned before.</text:p>
        </text:list-item>
        <text:list-item>
          <text:p text:style-name="P42">Zero values are not written to anywhere on stream.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tr" number:country="TR">
      <number:number number:min-integer-digits="1"/>
    </number:number-style>
    <number:text-style style:name="N10100" number:language="tr" number:country="T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59:44.428859838</meta:creation-date>
    <dc:date>2024-09-04T12:59:58.929434033</dc:date>
    <meta:editing-duration>PT11H39M51S</meta:editing-duration>
    <meta:editing-cycles>17</meta:editing-cycles>
    <meta:generator>LibreOffice/24.8.0.3$Linux_X86_64 LibreOffice_project/480$Build-3</meta:generator>
    <meta:document-statistic meta:table-count="3" meta:image-count="0" meta:object-count="0" meta:page-count="4" meta:paragraph-count="137" meta:word-count="1377" meta:character-count="7961" meta:non-whitespace-character-count="6706"/>
  </office:meta>
</office:document-meta>
</file>